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3-26_11-45-58_000.jpg</text:p>
          </table:table-cell>
          <table:table-cell office:value-type="string">
            <text:p>:m :PHOTO 起きた時刻 / 2018030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03-25_21-12-43_000.jpg</text:p>
          </table:table-cell>
          <table:table-cell office:value-type="string">
            <text:p>:m 食べた物　間食 / 乾物菓子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03-25_20-44-03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3-25_18-20-22_000.jpg</text:p>
          </table:table-cell>
          <table:table-cell office:value-type="string">
            <text:p>:m art / dessin / D-17 8#101 / des.ホイール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3-25_18-20-15_000.jpg</text:p>
          </table:table-cell>
          <table:table-cell office:value-type="string">
            <text:p>:m art / dessin / D-17 8#100 / des.鳩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3-25_17-28-03_000.jpg</text:p>
          </table:table-cell>
          <table:table-cell office:value-type="string">
            <text:p>:m music / kb / score / s-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03-25_17-27-55_000.jpg</text:p>
          </table:table-cell>
          <table:table-cell office:value-type="string">
            <text:p>:m music / kb / score / s-1.k-C.t-70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03-25_17-27-16_000.jpg</text:p>
          </table:table-cell>
          <table:table-cell office:value-type="string">
            <text:p>:m music / log / kb / s-1 cmp.cp-talelight.m-1 cmp.k-F.m-2 exc.email-1 s-2.if=doc-1.k-C.t-7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03-25_17-27-00_000.jpg</text:p>
          </table:table-cell>
          <table:table-cell office:value-type="string">
            <text:p>:m 食べた物　間食 / ヨーグルト　ゼリー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3-25_15-37-53_000.jpg</text:p>
          </table:table-cell>
          <table:table-cell office:value-type="string">
            <text:p>:m music / clarinet / score / s-1.k-Bm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3-25_15-37-46_000.jpg</text:p>
          </table:table-cell>
          <table:table-cell office:value-type="string">
            <text:p>:m music / log / clarinet / res.scale.k-Bm exc.s-1 res.別の押さえ方.D,F</text:p>
          </table:table-cell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03-25_13-56-50_000.jpg</text:p>
          </table:table-cell>
          <table:table-cell office:value-type="string">
            <text:p>:m 3-4*4 RES / free# VX7GLZ 27#12.3 / mathematics / ベクトル / A→・n→dS 流速　流体密度</text:p>
          </table:table-cell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2018-03-25_13-56-27_000.jpg</text:p>
          </table:table-cell>
          <table:table-cell office:value-type="string">
            <text:p>:m 1-2*4 RES / free# VX7GLZ 27#12.3 / mathematics / ベクトル / ベクトル場　スカラー場　テンソル場　自励系　一価関数　軌跡　流線　面積素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03-25_11-47-28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018/03/26</text:date>, <text:time>12:3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3-26T12:30:29.22</dc:date>
    <dc:creator>iwabuchi ken</dc:creator>
    <meta:editing-duration>PT17M34S</meta:editing-duration>
    <meta:editing-cycles>7</meta:editing-cycles>
    <meta:document-statistic meta:table-count="1" meta:cell-count="45" meta:object-count="0"/>
  </office:meta>
</office:document-meta>
</file>